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style:text-properties fo:font-weight="bold" officeooo:rsid="001e5aa3" officeooo:paragraph-rsid="001e5aa3" style:font-weight-asian="bold" style:font-weight-complex="bold"/>
    </style:style>
    <style:style style:name="P2" style:family="paragraph" style:parent-style-name="Standard">
      <style:paragraph-properties fo:line-height="100%"/>
      <style:text-properties fo:font-weight="bold" officeooo:rsid="0027b91b" officeooo:paragraph-rsid="0027b91b" style:font-weight-asian="bold" style:font-weight-complex="bold"/>
    </style:style>
    <style:style style:name="P3" style:family="paragraph" style:parent-style-name="Standard">
      <style:paragraph-properties fo:line-height="100%"/>
      <style:text-properties fo:font-weight="bold" officeooo:rsid="0044b454" officeooo:paragraph-rsid="0044b454" style:font-weight-asian="bold" style:font-weight-complex="bold"/>
    </style:style>
    <style:style style:name="P4" style:family="paragraph" style:parent-style-name="Standard">
      <style:paragraph-properties fo:line-height="100%"/>
      <style:text-properties fo:font-weight="bold" officeooo:rsid="005180cf" officeooo:paragraph-rsid="005180cf" style:font-weight-asian="bold" style:font-weight-complex="bold"/>
    </style:style>
    <style:style style:name="P5" style:family="paragraph" style:parent-style-name="Standard">
      <style:paragraph-properties fo:line-height="100%"/>
      <style:text-properties fo:font-weight="bold" officeooo:rsid="000f1a67" officeooo:paragraph-rsid="000f1a67" style:font-weight-asian="bold" style:font-weight-complex="bold"/>
    </style:style>
    <style:style style:name="P6" style:family="paragraph" style:parent-style-name="Standard">
      <style:paragraph-properties fo:line-height="100%"/>
      <style:text-properties fo:font-weight="bold" officeooo:rsid="00132080" officeooo:paragraph-rsid="00132080" style:font-weight-asian="bold" style:font-weight-complex="bold"/>
    </style:style>
    <style:style style:name="P7" style:family="paragraph" style:parent-style-name="Standard">
      <style:paragraph-properties fo:line-height="100%"/>
      <style:text-properties fo:font-weight="bold" officeooo:paragraph-rsid="00090bfd" style:font-weight-asian="bold" style:font-weight-complex="bold"/>
    </style:style>
    <style:style style:name="P8" style:family="paragraph" style:parent-style-name="Standard">
      <style:paragraph-properties fo:line-height="100%"/>
      <style:text-properties fo:font-weight="bold" officeooo:paragraph-rsid="000e757d" style:font-weight-asian="bold" style:font-weight-complex="bold"/>
    </style:style>
    <style:style style:name="P9" style:family="paragraph" style:parent-style-name="Standard">
      <style:paragraph-properties fo:line-height="100%"/>
      <style:text-properties fo:font-weight="bold" officeooo:rsid="005b20bc" officeooo:paragraph-rsid="005b20bc" style:font-weight-asian="bold" style:font-weight-complex="bold"/>
    </style:style>
    <style:style style:name="P10" style:family="paragraph" style:parent-style-name="Standard">
      <style:paragraph-properties fo:line-height="100%"/>
      <style:text-properties fo:font-weight="bold" officeooo:rsid="00618eed" officeooo:paragraph-rsid="00618eed" style:font-weight-asian="bold" style:font-weight-complex="bold"/>
    </style:style>
    <style:style style:name="P11" style:family="paragraph" style:parent-style-name="Standard">
      <style:paragraph-properties fo:line-height="100%"/>
      <style:text-properties fo:font-weight="bold" officeooo:rsid="0065717a" officeooo:paragraph-rsid="0065717a" style:font-weight-asian="bold" style:font-weight-complex="bold"/>
    </style:style>
    <style:style style:name="P12" style:family="paragraph" style:parent-style-name="Standard">
      <style:paragraph-properties fo:line-height="100%"/>
      <style:text-properties fo:font-weight="bold" officeooo:rsid="004094f6" officeooo:paragraph-rsid="003c1f54" style:font-weight-asian="bold" style:font-weight-complex="bold"/>
    </style:style>
    <style:style style:name="P13" style:family="paragraph" style:parent-style-name="Standard">
      <style:paragraph-properties fo:line-height="100%"/>
      <style:text-properties officeooo:rsid="00057c7c" officeooo:paragraph-rsid="00057c7c"/>
    </style:style>
    <style:style style:name="P14" style:family="paragraph" style:parent-style-name="Standard">
      <style:paragraph-properties fo:line-height="100%"/>
    </style:style>
    <style:style style:name="P15" style:family="paragraph" style:parent-style-name="Standard">
      <style:paragraph-properties fo:line-height="100%"/>
      <style:text-properties officeooo:paragraph-rsid="00057c7c"/>
    </style:style>
    <style:style style:name="P16" style:family="paragraph" style:parent-style-name="Standard">
      <style:paragraph-properties fo:line-height="100%"/>
      <style:text-properties officeooo:paragraph-rsid="00189761"/>
    </style:style>
    <style:style style:name="P17" style:family="paragraph" style:parent-style-name="Standard">
      <style:paragraph-properties fo:line-height="100%"/>
      <style:text-properties officeooo:paragraph-rsid="003c1f54"/>
    </style:style>
    <style:style style:name="P18" style:family="paragraph" style:parent-style-name="Standard">
      <style:paragraph-properties fo:line-height="100%"/>
      <style:text-properties officeooo:paragraph-rsid="002b80b3"/>
    </style:style>
    <style:style style:name="P19" style:family="paragraph" style:parent-style-name="Standard">
      <style:paragraph-properties fo:line-height="100%"/>
      <style:text-properties officeooo:rsid="00057c7c" officeooo:paragraph-rsid="00057c7c"/>
    </style:style>
    <style:style style:name="T1" style:family="text">
      <style:text-properties fo:font-style="italic"/>
    </style:style>
    <style:style style:name="T2" style:family="text">
      <style:text-properties officeooo:rsid="00090bfd"/>
    </style:style>
    <style:style style:name="T3" style:family="text">
      <style:text-properties officeooo:rsid="000987d4"/>
    </style:style>
    <style:style style:name="T4" style:family="text">
      <style:text-properties officeooo:rsid="000e757d"/>
    </style:style>
    <style:style style:name="T5" style:family="text">
      <style:text-properties officeooo:rsid="000e8eb8"/>
    </style:style>
    <style:style style:name="T6" style:family="text">
      <style:text-properties officeooo:rsid="001051a4"/>
    </style:style>
    <style:style style:name="T7" style:family="text">
      <style:text-properties officeooo:rsid="0013785e"/>
    </style:style>
    <style:style style:name="T8" style:family="text">
      <style:text-properties fo:font-weight="bold" officeooo:rsid="00189761" style:font-weight-asian="bold" style:font-weight-complex="bold"/>
    </style:style>
    <style:style style:name="T9" style:family="text">
      <style:text-properties fo:font-weight="bold" officeooo:rsid="0019e8e9" style:font-weight-asian="bold" style:font-weight-complex="bold"/>
    </style:style>
    <style:style style:name="T10" style:family="text">
      <style:text-properties fo:font-weight="bold" officeooo:rsid="001ad943" style:font-weight-asian="bold" style:font-weight-complex="bold"/>
    </style:style>
    <style:style style:name="T11" style:family="text">
      <style:text-properties fo:font-weight="bold" officeooo:rsid="001c691d" style:font-weight-asian="bold" style:font-weight-complex="bold"/>
    </style:style>
    <style:style style:name="T12" style:family="text">
      <style:text-properties fo:font-weight="bold" officeooo:rsid="002b80b3" style:font-weight-asian="bold" style:font-weight-complex="bold"/>
    </style:style>
    <style:style style:name="T13" style:family="text">
      <style:text-properties fo:font-weight="bold" officeooo:rsid="002c4536" style:font-weight-asian="bold" style:font-weight-complex="bold"/>
    </style:style>
    <style:style style:name="T14" style:family="text">
      <style:text-properties fo:font-weight="bold" officeooo:rsid="002dd750" style:font-weight-asian="bold" style:font-weight-complex="bold"/>
    </style:style>
    <style:style style:name="T15" style:family="text">
      <style:text-properties fo:font-weight="bold" officeooo:rsid="002f1886" style:font-weight-asian="bold" style:font-weight-complex="bold"/>
    </style:style>
    <style:style style:name="T16" style:family="text">
      <style:text-properties fo:font-weight="bold" officeooo:rsid="002fd039" style:font-weight-asian="bold" style:font-weight-complex="bold"/>
    </style:style>
    <style:style style:name="T17" style:family="text">
      <style:text-properties fo:font-weight="bold" officeooo:rsid="00337ec3" style:font-weight-asian="bold" style:font-weight-complex="bold"/>
    </style:style>
    <style:style style:name="T18" style:family="text">
      <style:text-properties fo:font-weight="bold" officeooo:rsid="0034d3f3" style:font-weight-asian="bold" style:font-weight-complex="bold"/>
    </style:style>
    <style:style style:name="T19" style:family="text">
      <style:text-properties fo:font-weight="bold" officeooo:rsid="00352d2c" style:font-weight-asian="bold" style:font-weight-complex="bold"/>
    </style:style>
    <style:style style:name="T20" style:family="text">
      <style:text-properties fo:font-weight="bold" officeooo:rsid="0036de0e" style:font-weight-asian="bold" style:font-weight-complex="bold"/>
    </style:style>
    <style:style style:name="T21" style:family="text">
      <style:text-properties fo:font-weight="bold" officeooo:rsid="0037968a" style:font-weight-asian="bold" style:font-weight-complex="bold"/>
    </style:style>
    <style:style style:name="T22" style:family="text">
      <style:text-properties fo:font-weight="bold" officeooo:rsid="0037f6ff" style:font-weight-asian="bold" style:font-weight-complex="bold"/>
    </style:style>
    <style:style style:name="T23" style:family="text">
      <style:text-properties fo:font-weight="bold" officeooo:rsid="0038e093" style:font-weight-asian="bold" style:font-weight-complex="bold"/>
    </style:style>
    <style:style style:name="T24" style:family="text">
      <style:text-properties fo:font-weight="bold" officeooo:rsid="003c1f54" style:font-weight-asian="bold" style:font-weight-complex="bold"/>
    </style:style>
    <style:style style:name="T25" style:family="text">
      <style:text-properties fo:font-weight="bold" officeooo:rsid="003c35bc" style:font-weight-asian="bold" style:font-weight-complex="bold"/>
    </style:style>
    <style:style style:name="T26" style:family="text">
      <style:text-properties fo:font-weight="bold" officeooo:rsid="003e0616" style:font-weight-asian="bold" style:font-weight-complex="bold"/>
    </style:style>
    <style:style style:name="T27" style:family="text">
      <style:text-properties fo:font-weight="bold" officeooo:rsid="003f7216" style:font-weight-asian="bold" style:font-weight-complex="bold"/>
    </style:style>
    <style:style style:name="T28" style:family="text">
      <style:text-properties fo:font-weight="bold" officeooo:rsid="004094f6" style:font-weight-asian="bold" style:font-weight-complex="bold"/>
    </style:style>
    <style:style style:name="T29" style:family="text">
      <style:text-properties fo:font-weight="bold" officeooo:rsid="00411932" style:font-weight-asian="bold" style:font-weight-complex="bold"/>
    </style:style>
    <style:style style:name="T30" style:family="text">
      <style:text-properties fo:font-weight="bold" officeooo:rsid="00421327" style:font-weight-asian="bold" style:font-weight-complex="bold"/>
    </style:style>
    <style:style style:name="T31" style:family="text">
      <style:text-properties officeooo:rsid="001fdbcc"/>
    </style:style>
    <style:style style:name="T32" style:family="text">
      <style:text-properties officeooo:rsid="00234a8c"/>
    </style:style>
    <style:style style:name="T33" style:family="text">
      <style:text-properties officeooo:rsid="0026ca3f"/>
    </style:style>
    <style:style style:name="T34" style:family="text">
      <style:text-properties officeooo:rsid="0027e2f9"/>
    </style:style>
    <style:style style:name="T35" style:family="text">
      <style:text-properties officeooo:rsid="0028e151"/>
    </style:style>
    <style:style style:name="T36" style:family="text">
      <style:text-properties officeooo:rsid="004572ad"/>
    </style:style>
    <style:style style:name="T37" style:family="text">
      <style:text-properties officeooo:rsid="0048d9b4"/>
    </style:style>
    <style:style style:name="T38" style:family="text">
      <style:text-properties officeooo:rsid="004ab3c9"/>
    </style:style>
    <style:style style:name="T39" style:family="text">
      <style:text-properties officeooo:rsid="004ba7cc"/>
    </style:style>
    <style:style style:name="T40" style:family="text">
      <style:text-properties officeooo:rsid="004d6dc0"/>
    </style:style>
    <style:style style:name="T41" style:family="text">
      <style:text-properties officeooo:rsid="0051d904"/>
    </style:style>
    <style:style style:name="T42" style:family="text">
      <style:text-properties officeooo:rsid="0053258d"/>
    </style:style>
    <style:style style:name="T43" style:family="text">
      <style:text-properties officeooo:rsid="00538444"/>
    </style:style>
    <style:style style:name="T44" style:family="text">
      <style:text-properties officeooo:rsid="0055488e"/>
    </style:style>
    <style:style style:name="T45" style:family="text">
      <style:text-properties officeooo:rsid="00562f17"/>
    </style:style>
    <style:style style:name="T46" style:family="text">
      <style:text-properties officeooo:rsid="005bf80d"/>
    </style:style>
    <style:style style:name="T47" style:family="text">
      <style:text-properties officeooo:rsid="005df156"/>
    </style:style>
    <style:style style:name="T48" style:family="text">
      <style:text-properties officeooo:rsid="005f2041"/>
    </style:style>
    <style:style style:name="T49" style:family="text">
      <style:text-properties officeooo:rsid="00621bfa"/>
    </style:style>
    <style:style style:name="T50" style:family="text">
      <style:text-properties officeooo:rsid="00661448"/>
    </style:style>
    <style:style style:name="T51" style:family="text">
      <style:text-properties officeooo:rsid="006663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ensor Drift Literature Review</text:p>
      <text:p text:style-name="P13">July 30, 2021</text:p>
      <text:p text:style-name="P14"/>
      <text:p text:style-name="P13">My proposed work involves recurrent neural networks used to form a context pattern from a sequence of observed samples over time. It is essentially trained to predict the course of sensor drift, i.e., to distribution shift from time-step to time-step. Here is a review of other attempts to tackle this problem which involved deep learning.</text:p>
      <text:p text:style-name="P13"/>
      <text:p text:style-name="P13"/>
      <text:p text:style-name="P13"/>
      <text:p text:style-name="P13"/>
      <text:h text:style-name="Heading_20_2" text:outline-level="2">Gas drift compensation methods</text:h>
      <text:p text:style-name="P14"/>
      <text:p text:style-name="P14">Borthakur, A., &amp; Cleland, T. A. (2019). A Spike Time-Dependent Online Learning Algorithm Derived From Biological Olfaction. <text:span text:style-name="T1">Frontiers in Neuroscience</text:span>, <text:span text:style-name="T1">0</text:span>. <text:a xlink:type="simple" xlink:href="https://doi.org/10.3389/fnins.2019.00656" text:style-name="Internet_20_link" text:visited-style-name="Visited_20_Internet_20_Link">https://doi.org/10.3389/fnins.2019.00656</text:a></text:p>
      <text:p text:style-name="P14"/>
      <text:p text:style-name="P14">Chaudhuri, T., Wu, M., Zhang, Y., Liu, P., &amp; Li, X. (2021). An Attention-Based Deep Sequential GRU Model for Sensor Drift Compensation. <text:span text:style-name="T1">IEEE Sensors Journal</text:span>, <text:span text:style-name="T1">21</text:span>(6), 7908–7917. <text:a xlink:type="simple" xlink:href="https://doi.org/10.1109/JSEN.2020.3044388" text:style-name="Internet_20_link" text:visited-style-name="Visited_20_Internet_20_Link">https://doi.org/10.1109/JSEN.2020.3044388</text:a></text:p>
      <text:p text:style-name="P11">This is a very well-written paper, and we should definitely cite it. <text:span text:style-name="T50">We take a very similar approach, using a sequence model. One difference is that our work does this in the context of classification. </text:span><text:span text:style-name="T51">There are nonlinear interactions between drift (i.e. time) and the oderant gas which is provided to the sensor, so being able to take advantage of knowledge about the labels given to the sensor is a big bonus. </text:span></text:p>
      <text:p text:style-name="P14"/>
      <text:p text:style-name="P14">Chu, J., Li, W., Yang, X., Wu, Y., Wang, D., Yang, A., Yuan, H., Wang, X., Li, Y., &amp; Rong, M. (2021). Identification of gas mixtures via sensor array combining with neural networks. <text:span text:style-name="T1">Sensors and Actuators B: Chemical</text:span>, <text:span text:style-name="T1">329</text:span>, 129090. <text:a xlink:type="simple" xlink:href="https://doi.org/10.1016/j.snb.2020.129090" text:style-name="Internet_20_link" text:visited-style-name="Visited_20_Internet_20_Link">https://doi.org/10.1016/j.snb.2020.129090</text:a></text:p>
      <text:p text:style-name="P14"/>
      <text:p text:style-name="P14"/>
      <text:p text:style-name="P14"/>
      <text:p text:style-name="P14">Jiang, Z., Xu, P., Du, Y., Yuan, F., &amp; Song, K. (2021). Balanced Distribution Adaptation for Metal Oxide Semiconductor Gas Sensor Array Drift Compensation. <text:span text:style-name="T1">Sensors</text:span>, <text:span text:style-name="T1">21</text:span>(10), 3403. <text:a xlink:type="simple" xlink:href="https://doi.org/10.3390/s21103403" text:style-name="Internet_20_link" text:visited-style-name="Visited_20_Internet_20_Link">https://doi.org/10.3390/s21103403</text:a></text:p>
      <text:p text:style-name="P14"/>
      <text:p text:style-name="P14">Liu, Y.-J., Meng, Q.-H., &amp; Zhang, X.-N. (2018). Data Processing for Multiple Electronic Noses Using Sensor Response Visualization. <text:span text:style-name="T1">IEEE Sensors Journal</text:span>, <text:span text:style-name="T1">18</text:span>(22), 9360–9369. <text:a xlink:type="simple" xlink:href="https://doi.org/10.1109/JSEN.2018.2871599" text:style-name="Internet_20_link" text:visited-style-name="Visited_20_Internet_20_Link">https://doi.org/10.1109/JSEN.2018.2871599</text:a></text:p>
      <text:p text:style-name="P14"/>
      <text:p text:style-name="P14">Luo, Y., Ye, W., Zhao, X., Pan, X., &amp; Cao, Y. (2017). Classification of Data from Electronic Nose Using Gradient Tree Boosting Algorithm. <text:span text:style-name="T1">Sensors</text:span>, <text:span text:style-name="T1">17</text:span>(10), 2376. <text:a xlink:type="simple" xlink:href="https://doi.org/10.3390/s17102376" text:style-name="Internet_20_link" text:visited-style-name="Visited_20_Internet_20_Link">https://doi.org/10.3390/s17102376</text:a></text:p>
      <text:p text:style-name="P14"/>
      <text:p text:style-name="P14">Sinha, S., Bhardwaj, R., Sahu, N., Ahuja, H., Sharma, R., &amp; Mukhiya, R. (2020). Temperature and temporal drift compensation for Al2O3-gate ISFET-based pH sensor using machine learning techniques. <text:span text:style-name="T1">Microelectronics Journal</text:span>, <text:span text:style-name="T1">97</text:span>, 104710. <text:a xlink:type="simple" xlink:href="https://doi.org/10.1016/j.mejo.2020.104710" text:style-name="Internet_20_link" text:visited-style-name="Visited_20_Internet_20_Link">https://doi.org/10.1016/j.mejo.2020.104710</text:a></text:p>
      <text:p text:style-name="P6">This paper has to do with PhD sensors rather than metal-oxide-based sensors. They predict the pH of the substance using temperature as a parameter. <text:span text:style-name="T7">Probably not worth citing. </text:span></text:p>
      <text:p text:style-name="P14"><text:soft-page-break/></text:p>
      <text:p text:style-name="P14">Torres-Tello, J., Guaman, A. V., &amp; Ko, S.-B. (2020). Improving the Detection of Explosives in a MOX Chemical Sensors Array With LSTM Networks. <text:span text:style-name="T1">IEEE Sensors Journal</text:span>, <text:span text:style-name="T1">20</text:span>(23), 14302–14309. <text:a xlink:type="simple" xlink:href="https://doi.org/10.1109/JSEN.2020.3007431" text:style-name="Internet_20_link" text:visited-style-name="Visited_20_Internet_20_Link">https://doi.org/10.1109/JSEN.2020.3007431</text:a></text:p>
      <text:p text:style-name="P7"><text:span text:style-name="T2">This paper is an example of using an LSTM network to analyze the time-series </text:span><text:span text:style-name="T3">of the sensor array response. In contrast, the time variable in our experiments represents the longer period between data sampling windows.</text:span></text:p>
      <text:p text:style-name="P14"/>
      <text:p text:style-name="P14">Wang, Q., Qi, H., &amp; Liu, F. (2019). Time Series Prediction of E-nose Sensor Drift Based on Deep Recurrent Neural Network. <text:span text:style-name="T1">2019 Chinese Control Conference (CCC)</text:span>, 3479–3484. <text:a xlink:type="simple" xlink:href="https://doi.org/10.23919/ChiCC.2019.8866168" text:style-name="Internet_20_link" text:visited-style-name="Visited_20_Internet_20_Link">https://doi.org/10.23919/ChiCC.2019.8866168</text:a></text:p>
      <text:p text:style-name="P5">This paper used LSTM networks to model sensor drift over time. <text:span text:style-name="T6">They do time-series prediction; i.e., given the last N samples, predict the baseline of the next sample. </text:span>Unlike our paper, they worked the baseline sensor response, i.e., the response values of the sensor array just before the odor chemical is applied. <text:span text:style-name="T6">Our paper goes beyond this and models the effect of sensor drift on chemical-dependent sensor response.</text:span></text:p>
      <text:p text:style-name="P14"/>
      <text:p text:style-name="P14">Zhao, W., Meng, Q.-H., Zeng, M., &amp; Qi, P.-F. (2017). Stacked Sparse Auto-Encoders (SSAE) Based Electronic Nose for Chinese Liquors Classification. <text:span text:style-name="T1">Sensors</text:span>, <text:span text:style-name="T1">17</text:span>(12), 2855. <text:a xlink:type="simple" xlink:href="https://doi.org/10.3390/s17122855" text:style-name="Internet_20_link" text:visited-style-name="Visited_20_Internet_20_Link">https://doi.org/10.3390/s17122855</text:a></text:p>
      <text:p text:style-name="P14"/>
      <text:p text:style-name="P14">Liu, Q., Hu, X., Ye, M., Cheng, X., &amp; Li, F. (2015). Gas Recognition under Sensor Drift by Using Deep Learning. <text:span text:style-name="T1">International Journal of Intelligent Systems</text:span>, <text:span text:style-name="T1">30</text:span>(8), 907–922. <text:a xlink:type="simple" xlink:href="https://doi.org/10.1002/int.21731" text:style-name="Internet_20_link" text:visited-style-name="Visited_20_Internet_20_Link">https://doi.org/10.1002/int.21731</text:a></text:p>
      <text:p text:style-name="P8"><text:span text:style-name="T4">These authors attempt to use sparse autoencoders and deep belief networks to produce representations of the sensor input which are robust to drift. They kept their findings to the “Setting 1” and “Setting 2” from Vergara, which respectively trained models on batch 1, and tested on T; and trained models on batch T-1, tested on T. They compared the results to the SVM findings. </text:span><text:span text:style-name="T5">In contrast, our method models the distributional flow between sensor drift settings.</text:span></text:p>
      <text:p text:style-name="P14"/>
      <text:p text:style-name="P15">Zhao, X., Li, P., Xiao, K., Meng, X., Han, L., &amp; Yu, C. (2019). Sensor Drift Compensation Based on the Improved LSTM and SVM Multi-Class Ensemble Learning Models. <text:span text:style-name="T1">Sensors</text:span>, <text:span text:style-name="T1">19</text:span>(18), 3844. <text:a xlink:type="simple" xlink:href="https://doi.org/10.3390/s19183844" text:style-name="Internet_20_link" text:visited-style-name="Visited_20_Internet_20_Link">https://doi.org/10.3390/s19183844</text:a></text:p>
      <text:p text:style-name="P9">These authors use the same UCI dataset as us. <text:span text:style-name="T46">I found this paper hard to follow. </text:span><text:span text:style-name="T47">It is an ensemble technique in which they used both SVMs and LSTMs. </text:span><text:span text:style-name="T48">It’s fair to call this a neural network ensemble, and maybe we can cite it as such. </text:span></text:p>
      <text:p text:style-name="P14"/>
      <text:p text:style-name="P14">Zhang, L., &amp; Zhang, D. (2015). Domain Adaptation Extreme Learning Machines for Drift Compensation in E-Nose Systems. <text:span text:style-name="T1">IEEE Transactions on Instrumentation and Measurement</text:span>, <text:span text:style-name="T1">64</text:span>(7), 1790–1801. <text:a xlink:type="simple" xlink:href="https://doi.org/10.1109/TIM.2014.2367775" text:style-name="Internet_20_link" text:visited-style-name="Visited_20_Internet_20_Link">https://doi.org/10.1109/TIM.2014.2367775</text:a></text:p>
      <text:p text:style-name="P10">This is a domain adaptation paper, meaning that some number of labeled samples from the target domain are used to help train the classifier. <text:span text:style-name="T49">It’s an interesting application of extreme learning machines. They make the claim that “the existing methods are limited in dealing with sensor drift due to their weak generalization to completely new data in the presence of drift,” which is exactly what we intend to solve. Their approach, however, is different because they are using domain adaptation. </text:span></text:p>
      <text:p text:style-name="P14"/>
      <text:p text:style-name="P14"><text:soft-page-break/>Cheng, Y., He, X., Zhou, Z., &amp; Thiele, L. (2019). ICT: In-field Calibration Transfer for Air Quality Sensor Deployments. <text:span text:style-name="T1">Proceedings of the ACM on Interactive, Mobile, Wearable and Ubiquitous Technologies</text:span>, <text:span text:style-name="T1">3</text:span>(1), 6:1–6:19. <text:a xlink:type="simple" xlink:href="https://doi.org/10.1145/3314393" text:style-name="Internet_20_link" text:visited-style-name="Visited_20_Internet_20_Link">https://doi.org/10.1145/3314393</text:a></text:p>
      <text:p text:style-name="P16"><text:span text:style-name="T8">This paper presents ICT (In-field Calibration Transfer), a method for post-deployment sensor calibration. </text:span><text:span text:style-name="T9">It is a way to calibrate the sensors without a solid reference (called a sensor rendevouz). Instead, the sensors are calibrated against each other, under the assumption </text:span><text:span text:style-name="T10">that sensors in about the same location (e.g. the same city) should have about the same distribution </text:span><text:span text:style-name="T11">of measurements</text:span><text:span text:style-name="T9">.</text:span></text:p>
      <text:p text:style-name="P14"/>
      <text:p text:style-name="P14">De Vito, S., Di Francia, G., Esposito, E., Ferlito, S., Formisano, F., &amp; Massera, E. (2020). Adaptive machine learning strategies for network calibration of IoT smart air quality monitoring devices. <text:span text:style-name="T1">Pattern Recognition Letters</text:span>, <text:span text:style-name="T1">136</text:span>, 264–271. <text:a xlink:type="simple" xlink:href="https://doi.org/10.1016/j.patrec.2020.04.032" text:style-name="Internet_20_link" text:visited-style-name="Visited_20_Internet_20_Link">https://doi.org/10.1016/j.patrec.2020.04.032</text:a></text:p>
      <text:p text:style-name="P1">This is another air quality paper, <text:span text:style-name="T31">so they are detecting carbon monoxide, nitrogen dioxide, and ozone</text:span>. It is distinguished by collecting real data from a long period of time (18 months). <text:span text:style-name="T32">They used shallow feedforward neural networks and also extreme learning machines. </text:span><text:span text:style-name="T33">At intervals, they would add more data into the dataset and retrain the networks. </text:span></text:p>
      <text:p text:style-name="P14"/>
      <text:p text:style-name="P14">Ditzler, G., Roveri, M., Alippi, C., &amp; Polikar, R. (2015). Learning in Nonstationary Environments: A Survey. <text:span text:style-name="T1">IEEE Computational Intelligence Magazine</text:span>, <text:span text:style-name="T1">10</text:span>(4), 12–25. <text:a xlink:type="simple" xlink:href="https://doi.org/10.1109/MCI.2015.2471196" text:style-name="Internet_20_link" text:visited-style-name="Visited_20_Internet_20_Link">https://doi.org/10.1109/MCI.2015.2471196</text:a></text:p>
      <text:p text:style-name="P4">This is a review paper of generally learning in nonstationary environments. <text:span text:style-name="T41">Some takeaways: We are using a “passive approach,” and a “single classifier model,” as opposed to an “ensemble classifier models,” in the context of learning in nonstationary environments. This review also mentions extreme learning machines as an example of a neural network design for this task </text:span><text:span text:style-name="T42">(and would likely be a good comparison.) </text:span><text:span text:style-name="T43">It also defines unsupervised learning: unlabeled data from the test set is used to help train the model. </text:span><text:span text:style-name="T44">It also defines a setting in which an initial labeled set is given, followed by a stream of unlabled data, </text:span><text:span text:style-name="T45">and this is called initially labeled nonstationary streaming (ILNS). </text:span></text:p>
      <text:p text:style-name="P14"/>
      <text:p text:style-name="P14">Liu, Q., Li, X., Ye, M., Ge, S. S., &amp; Du, X. (2014). Drift Compensation for Electronic Nose by Semi-Supervised Domain Adaption. <text:span text:style-name="T1">IEEE Sensors Journal</text:span>, <text:span text:style-name="T1">14</text:span>(3), 657–665. <text:a xlink:type="simple" xlink:href="https://doi.org/10.1109/JSEN.2013.2285919" text:style-name="Internet_20_link" text:visited-style-name="Visited_20_Internet_20_Link">https://doi.org/10.1109/JSEN.2013.2285919</text:a></text:p>
      <text:p text:style-name="P3">These authors use the same dataset, which they call the UCI dataset. Their method is a semi-supervised method, meaning that <text:span text:style-name="T36">the source domain (I.e, the first batch) is labeled, and all other batches up to and including the target batch are included as unlabeled data</text:span>. <text:span text:style-name="T37">They use a unique flow-based model which forms a smooth path of drift from the source batch, through the intermediate batches, and into the final target batch, </text:span><text:span text:style-name="T38">thus taking advantage of the intermediate data</text:span><text:span text:style-name="T37">. </text:span><text:span text:style-name="T39">In contrast, our method requires supervised data, but its strength is that </text:span><text:span text:style-name="T40">it does not require data from the final target batch; it is zero-shot generalization.</text:span> A strength of our method is that it takes advantage of any labeled data taken over time. While, other algorithms would prefer to be trained on the most recent batch only.</text:p>
      <text:p text:style-name="P3"/>
      <text:p text:style-name="P14">Zhang, L., Zhang, D., Yin, X., &amp; Liu, Y. (2016). A Novel Semi-Supervised Learning Approach in Artificial Olfaction for E-Nose Application. <text:span text:style-name="T1">IEEE Sensors Journal</text:span>, <text:span text:style-name="T1">16</text:span>(12), 4919–4931. <text:a xlink:type="simple" xlink:href="https://doi.org/10.1109/JSEN.2016.2551743" text:style-name="Internet_20_link" text:visited-style-name="Visited_20_Internet_20_Link">https://doi.org/10.1109/JSEN.2016.2551743</text:a></text:p>
      <text:p text:style-name="P17"><text:span text:style-name="T24">This paper uses our same dataset. </text:span><text:span text:style-name="T25">In their semi-supervised setting, the first batch is taken to be the labeled training set; then, for each subsequent batch K, some number L of </text:span><text:span text:style-name="T26">labeled </text:span><text:span text:style-name="T25">samples are used </text:span><text:span text:style-name="T27">along with the remaining batch of unlabeled samples. </text:span><text:span text:style-name="T29">They have a very fancy algorithm design </text:span><text:span text:style-name="T30">which they call a machine learning design</text:span><text:span text:style-name="T29">. </text:span><text:span text:style-name="T28">In contrast, our proposed design does not </text:span><text:soft-page-break/><text:span text:style-name="T28">require any labeled or unlabeled samples from the test batch. It is a zero-shot generalization method. </text:span></text:p>
      <text:p text:style-name="P12"/>
      <text:p text:style-name="P14">Esposito, E., De Vito, S., Salvato, M., Bright, V., Jones, R. L., &amp; Popoola, O. (2016). Dynamic neural network architectures for on field stochastic calibration of indicative low cost air quality sensing systems. <text:span text:style-name="T1">Sensors and Actuators B: Chemical</text:span>, <text:span text:style-name="T1">231</text:span>, 701–713. <text:a xlink:type="simple" xlink:href="https://doi.org/10.1016/j.snb.2016.03.038" text:style-name="Internet_20_link" text:visited-style-name="Visited_20_Internet_20_Link">https://doi.org/10.1016/j.snb.2016.03.038</text:a></text:p>
      <text:p text:style-name="P18"><text:span text:style-name="T12">This paper studies air quality. </text:span><text:span text:style-name="T13">Their contribution is that they make models to predict fast-changing values in air quality in sensors in an open setting (i.e. not in a </text:span><text:span text:style-name="T14">enclosure</text:span><text:span text:style-name="T13">.) </text:span><text:span text:style-name="T15">They used deep learning methods: </text:span><text:span text:style-name="T16">(1) a feedforward neural network, which is given only the current sample (2) a “tapped delay neural network,” which is a feedforward network given a window of samples as input, and (3) a “nonlinear autoregressive with exogenous inputs network,” which seems to be a kind of RNN. </text:span><text:span text:style-name="T17">Their paper focuses on high-frequency time-series analysis. </text:span><text:span text:style-name="T18">In contrast, our study focuses on settings in which </text:span><text:span text:style-name="T19">data is collected with long breaks in between, in which sensor drift occurs. </text:span><text:span text:style-name="T20">That is, we also use dynamic networks, </text:span><text:span text:style-name="T21">but modeling the dynamics on much larger time-scales (e.g., months.) </text:span><text:span text:style-name="T22">In addition, we propose a unique context-skill network design which separates the context computation from the immediate odor identification network, </text:span><text:span text:style-name="T23">allowing the emergence of two specialized networks.</text:span></text:p>
      <text:p text:style-name="P14"/>
      <text:p text:style-name="P14"/>
      <text:p text:style-name="P14">Huang, G.-B., Chen, L., &amp; Siew, C.-K. (2006). Universal Approximation Using Incremental Constructive Feedforward Networks With Random Hidden Nodes. <text:span text:style-name="T1">IEEE Transactions on Neural Networks</text:span>, <text:span text:style-name="T1">17</text:span>(4), 879–892. <text:a xlink:type="simple" xlink:href="https://doi.org/10.1109/TNN.2006.875977" text:style-name="Internet_20_link" text:visited-style-name="Visited_20_Internet_20_Link">https://doi.org/10.1109/TNN.2006.875977</text:a></text:p>
      <text:p text:style-name="P2">This is the Extreme Learning Machines (ELM) paper. <text:span text:style-name="T34">The central concept is that the hidden layer is randomly generated. </text:span><text:span text:style-name="T35">Training takes place by adding new hidden nodes, one by one, which have an RBF activation function with randomly initialzed center. Then, they have a closed-form algorithm to compute the output weight associated with this hidden node.</text:span><text:span text:style-name="T34"> </text:span></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9T16:55:47.484597618</meta:creation-date>
    <meta:editing-duration>P7DT4H38M40S</meta:editing-duration>
    <meta:editing-cycles>71</meta:editing-cycles>
    <meta:generator>LibreOffice/6.4.7.2$Linux_X86_64 LibreOffice_project/40$Build-2</meta:generator>
    <meta:initial-creator>Jamie </meta:initial-creator>
    <dc:date>2021-09-21T11:38:56.377276402</dc:date>
    <dc:creator>Jamie </dc:creator>
    <meta:document-statistic meta:table-count="0" meta:image-count="0" meta:object-count="0" meta:page-count="4" meta:paragraph-count="38" meta:word-count="1724" meta:character-count="11489" meta:non-whitespace-character-count="9808"/>
  </office:meta>
</office:document-meta>
</file>